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friend</text:p>
          </table:table-cell>
          <table:table-cell table:number-columns-repeated="16383"/>
        </table:table-row>
        <table:table-row table:style-name="ro1">
          <table:table-cell office:value-type="float" office:value="100035599250397" table:style-name="ce1">
            <text:p>1.00036E+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.hung.9231</text:p>
          </table:table-cell>
          <table:table-cell table:number-columns-repeated="16383"/>
        </table:table-row>
        <table:table-row table:style-name="ro1">
          <table:table-cell office:value-type="float" office:value="100011810790592" table:style-name="ce1">
            <text:p>1.00012E+14</text:p>
          </table:table-cell>
          <table:table-cell table:number-columns-repeated="16383"/>
        </table:table-row>
        <table:table-row table:style-name="ro1">
          <table:table-cell office:value-type="float" office:value="100088503867153" table:style-name="ce1">
            <text:p>1.00089E+14</text:p>
          </table:table-cell>
          <table:table-cell table:number-columns-repeated="16383"/>
        </table:table-row>
        <table:table-row table:style-name="ro1">
          <table:table-cell office:value-type="float" office:value="100009259516736" table:style-name="ce1">
            <text:p>1.00009E+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a.thoai.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tuankiet1998</text:p>
          </table:table-cell>
          <table:table-cell table:number-columns-repeated="16383"/>
        </table:table-row>
        <table:table-row table:style-name="ro1">
          <table:table-cell office:value-type="float" office:value="100004446156643" table:style-name="ce1">
            <text:p>1.00004E+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h.ku.5245</text:p>
          </table:table-cell>
          <table:table-cell table:number-columns-repeated="16383"/>
        </table:table-row>
        <table:table-row table:style-name="ro1">
          <table:table-cell office:value-type="float" office:value="100008573866169" table:style-name="ce1">
            <text:p>1.00009E+14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ADMIN</dc:creator>
    <meta:creation-date>2024-01-10T22:03:37Z</meta:creation-date>
    <dc:date>2024-01-20T16:21:33Z</dc:date>
    <meta:editing-cycles>4</meta:editing-cycles>
    <meta:editing-duration>PT871S</meta:editing-duration>
  </office:meta>
</office:document-meta>
</file>